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71cm" fo:min-width="1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5" style:family="graphic" style:parent-style-name="standard">
      <style:graphic-properties draw:textarea-horizontal-align="justify" draw:textarea-vertical-align="middle" draw:auto-grow-height="false" fo:min-height="1.139cm" fo:min-width="0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7.915cm" fo:min-width="6.326cm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07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1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4cm"/>
    </style:style>
    <style:style style:name="pr1" style:family="presentation" style:parent-style-name="Default-title">
      <style:graphic-properties fo:min-height="9.4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title">
      <style:graphic-properties fo:min-height="3.785cm"/>
    </style:style>
    <style:style style:name="pr6" style:family="presentation" style:parent-style-name="Default-outline1">
      <style:graphic-properties draw:fit-to-size="false" style:shrink-to-fit="false" fo:min-height="11.929cm"/>
    </style:style>
    <style:style style:name="pr7" style:family="presentation" style:parent-style-name="Default-title">
      <style:graphic-properties fo:min-height="3.008cm"/>
    </style:style>
    <style:style style:name="pr8" style:family="presentation" style:parent-style-name="Default-title">
      <style:graphic-properties fo:min-height="3.874cm"/>
    </style:style>
    <style:style style:name="pr9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1.904cm"/>
    </style:style>
    <style:style style:name="ro2" style:family="table-row">
      <style:table-row-properties style:row-height="4.198cm"/>
    </style:style>
    <style:style style:name="ro3" style:family="table-row">
      <style:table-row-properties style:row-height="8.135cm"/>
    </style:style>
    <style:style style:name="ce1" style:family="table-cell">
      <loext:graphic-properties draw:textarea-vertical-align="middle"/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style:font-name="Liberation Sans4" fo:font-size="40pt" style:font-size-asian="40pt" style:font-size-complex="40pt"/>
    </style:style>
    <style:style style:name="P1" style:family="paragraph">
      <style:paragraph-properties style:writing-mode="lr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6" style:family="paragraph">
      <style:paragraph-properties style:writing-mode="rl-tb"/>
    </style:style>
    <style:style style:name="P7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14" style:family="paragraph">
      <style:paragraph-properties fo:text-align="end" style:writing-mode="rl-tb"/>
      <style:text-properties style:font-name="Liberation Sans4" style:font-name-complex="Liberation Sans4"/>
    </style:style>
    <style:style style:name="P15" style:family="paragraph">
      <style:paragraph-properties fo:text-align="start" style:writing-mode="lr-tb"/>
      <style:text-properties style:font-name="Liberation Sans4" style:font-name-complex="Liberation Sans4"/>
    </style:style>
    <style:style style:name="P16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7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18" style:family="paragraph">
      <style:paragraph-properties fo:text-align="center" style:writing-mode="rl-tb"/>
    </style:style>
    <style:style style:name="P19" style:family="paragraph">
      <loext:graphic-properties draw:fill="solid" draw:fill-color="#ffff99"/>
      <style:paragraph-properties fo:text-align="center" style:writing-mode="rl-tb"/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color="#3333ff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center"/>
      <style:text-properties style:use-window-font-color="true"/>
    </style:style>
    <style:style style:name="P23" style:family="paragraph">
      <style:paragraph-properties fo:margin-left="0cm" fo:margin-right="0cm" style:line-height-at-least="0.353cm" fo:text-align="end" fo:text-indent="0cm" style:writing-mode="rl-tb"/>
    </style:style>
    <style:style style:name="P24" style:family="paragraph">
      <style:paragraph-properties fo:margin-left="0cm" fo:margin-right="0cm" style:line-height-at-least="0.353cm" fo:text-align="center" fo:text-indent="0cm" style:writing-mode="rl-tb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6" style:family="paragraph">
      <style:paragraph-properties fo:margin-left="1.27cm" fo:margin-right="0cm" style:line-height-at-least="0.353cm" fo:text-align="end" fo:text-indent="-0.635cm" style:writing-mode="rl-tb"/>
    </style:style>
    <style:style style:name="P27" style:family="paragraph">
      <style:paragraph-properties fo:margin-left="1.27cm" fo:margin-right="0cm" fo:text-align="end" fo:text-indent="-0.635cm" style:writing-mode="rl-tb"/>
    </style:style>
    <style:style style:name="P28" style:family="paragraph">
      <style:paragraph-properties fo:text-align="start" style:writing-mode="lr-tb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30" style:family="paragraph"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P31" style:family="paragraph"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T6" style:family="text">
      <style:text-properties style:use-window-font-color="true" fo:font-size="40pt" style:font-size-asian="40pt" style:font-name-complex="Liberation Sans4" style:font-size-complex="40pt"/>
    </style:style>
    <style:style style:name="T7" style:family="text">
      <style:text-properties style:use-window-font-color="true" fo:font-size="32pt" fo:font-style="italic" style:font-size-asian="32pt" style:font-style-asian="italic" style:font-name-complex="Liberation Sans4" style:font-size-complex="32pt" style:font-style-complex="italic"/>
    </style:style>
    <style:style style:name="T8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ans4" fo:font-size="36pt" style:font-size-asian="36pt" style:font-name-complex="Liberation Sans4" style:font-size-complex="36pt"/>
    </style:style>
    <style:style style:name="T11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2" style:family="text">
      <style:text-properties fo:color="#007826" style:font-name="Liberation Sans4" fo:font-size="36pt" style:font-size-asian="36pt" style:font-name-complex="Liberation Sans4" style:font-size-complex="36pt"/>
    </style:style>
    <style:style style:name="T13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14" style:family="text">
      <style:text-properties fo:color="#00782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5" style:family="text">
      <style:text-properties style:use-window-font-color="true" fo:font-size="36pt" style:font-size-asian="36pt" style:font-name-complex="Liberation Sans4" style:font-size-complex="36pt"/>
    </style:style>
    <style:style style:name="T16" style:family="text">
      <style:text-properties style:use-window-font-color="true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00ff" fo:font-size="36pt" style:font-size-asian="36pt" style:font-name-complex="Liberation Sans4" style:font-size-complex="36pt"/>
    </style:style>
    <style:style style:name="T18" style:family="text">
      <style:text-properties fo:color="#00cc00" fo:font-size="36pt" style:font-size-asian="36pt" style:font-name-complex="Liberation Sans4" style:font-size-complex="36pt"/>
    </style:style>
    <style:style style:name="T19" style:family="text">
      <style:text-properties style:use-window-font-color="true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style:use-window-font-color="true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21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2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23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4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color="#ff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6" style:family="text">
      <style:text-properties fo:color="#00cc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fo:color="#00cc00" style:font-name="Liberation Sans4" fo:font-size="36pt" style:font-size-asian="36pt" style:font-name-complex="Liberation Sans4" style:font-size-complex="36pt"/>
    </style:style>
    <style:style style:name="T28" style:family="text">
      <style:text-properties fo:color="#cc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9" style:family="text">
      <style:text-properties fo:color="#cc00cc" style:font-name="Liberation Sans4" fo:font-size="36pt" style:font-size-asian="36pt" style:font-name-complex="Liberation Sans4" style:font-size-complex="36pt"/>
    </style:style>
    <style:style style:name="T30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31" style:family="text">
      <style:text-properties fo:color="#0000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2" style:family="text">
      <style:text-properties fo:font-size="44pt" fo:font-weight="bold" style:font-size-asian="44pt" style:font-weight-asian="bold" style:font-name-complex="Liberation Sans4" style:font-size-complex="44pt" style:font-weight-complex="bold"/>
    </style:style>
    <style:style style:name="T3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4" style:family="text">
      <style:text-properties fo:color="#00cc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5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6" style:family="text">
      <style:text-properties fo:color="#99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7" style:family="text">
      <style:text-properties fo:color="#99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8" style:family="text">
      <style:text-properties fo:color="#99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9" style:family="text">
      <style:text-properties fo:color="#99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0" style:family="text">
      <style:text-properties fo:color="#00cc00" fo:font-size="32pt" style:font-size-asian="32pt" style:font-size-complex="32pt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color="#9900ff" fo:font-size="32pt" style:font-size-asian="32pt" style:font-size-complex="32pt"/>
    </style:style>
    <style:style style:name="T43" style:family="text">
      <style:text-properties fo:color="#3333ff"/>
    </style:style>
    <style:style style:name="T44" style:family="text">
      <style:text-properties style:use-window-font-color="true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45" style:family="text">
      <style:text-properties style:use-window-font-color="true" style:font-name="Liberation Sans4" fo:font-size="36pt" style:font-size-asian="36pt" style:font-name-complex="Liberation Sans4" style:font-size-complex="36pt" style:font-style-complex="italic"/>
    </style:style>
    <style:style style:name="T46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47" style:family="text">
      <style:text-properties style:use-window-font-color="true" style:font-name="Liberation Sans4" fo:font-size="36pt" style:font-name-asian="David CLM1" style:font-size-asian="36pt" style:font-name-complex="Liberation Sans4" style:font-size-complex="36pt"/>
    </style:style>
    <style:style style:name="T48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49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50" style:family="text">
      <style:text-properties style:use-window-font-color="true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David CLM1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Liberation Sans4" fo:font-size="36pt" style:font-name-asian="David CLM1" style:font-size-asian="36pt" style:font-name-complex="Liberation Sans4" style:font-size-complex="36pt"/>
    </style:style>
    <style:style style:name="T56" style:family="text">
      <style:text-properties style:use-window-font-color="true" style:font-name="Liberation Sans4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57" style:family="text">
      <style:text-properties fo:color="#00cc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8" style:family="text">
      <style:text-properties fo:color="#ff33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9" style:family="text">
      <style:text-properties fo:color="#66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0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1" style:family="text">
      <style:text-properties fo:color="#66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2" style:family="text">
      <style:text-properties fo:color="#00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3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4" style:family="text">
      <style:text-properties fo:color="#00cc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5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6" style:family="text">
      <style:text-properties fo:color="#00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7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8" style:family="text">
      <style:text-properties fo:color="#0000ff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9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0" style:family="text">
      <style:text-properties fo:color="#0000ff" style:font-name="Times New Roman" fo:font-size="36pt" fo:font-style="italic" fo:font-weight="normal" style:font-name-asian="Liberation Sans8" style:font-size-asian="36pt" style:font-style-asian="italic" style:font-weight-asian="normal" style:font-name-complex="Liberation Sans8" style:font-size-complex="36pt" style:font-style-complex="italic" style:font-weight-complex="normal"/>
    </style:style>
    <style:style style:name="T71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2" style:family="text">
      <style:text-properties fo:color="#0000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3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4" style:family="text">
      <style:text-properties fo:color="#3333ff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5" style:family="text">
      <style:text-properties style:use-window-font-color="true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6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7" style:family="text">
      <style:text-properties style:use-window-font-color="true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78" style:family="text">
      <style:text-properties fo:font-variant="normal" fo:text-transform="none" fo:color="#3333ff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color="#00cc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color="#00cc00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81" style:family="text">
      <style:text-properties fo:color="#3333ff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2" style:family="text">
      <style:text-properties fo:color="#3333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83" style:family="text">
      <style:text-properties fo:color="#9900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84" style:family="text">
      <style:text-properties fo:color="#9900ff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85" style:family="text">
      <style:text-properties fo:color="#9900ff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86" style:family="text">
      <style:text-properties fo:font-variant="normal" fo:text-transform="none" fo:color="#9900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9900f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9900ff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00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5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6" style:family="text">
      <style:text-properties fo:color="#000000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7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98" style:family="text">
      <style:text-properties fo:color="#000000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99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100" style:family="text">
      <style:text-properties fo:color="#000000" style:text-position="-8% 58%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101" style:family="text">
      <style:text-properties fo:color="#3333ff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02" style:family="text">
      <style:text-properties fo:color="#3333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3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cc00cc" style:font-name="Liberation Sans4" fo:font-weight="bold" style:font-weight-asian="bold" style:font-name-complex="Liberation Sans4" style:font-weight-complex="bold"/>
    </style:style>
    <style:style style:name="T106" style:family="text">
      <style:text-properties fo:color="#cc00cc" style:font-name="Liberation Sans4" style:font-name-complex="Liberation Sans4"/>
    </style:style>
    <style:style style:name="T107" style:family="text">
      <style:text-properties fo:color="#ff0000" style:font-name="Liberation Sans4" fo:font-weight="bold" style:font-weight-asian="bold" style:font-name-complex="Liberation Sans4" style:font-weight-complex="bold"/>
    </style:style>
    <style:style style:name="T108" style:family="text">
      <style:text-properties fo:color="#ff0000" style:font-name="Liberation Sans4" style:font-name-complex="Liberation Sans4"/>
    </style:style>
    <style:style style:name="T109" style:family="text">
      <style:text-properties fo:color="#0000cc" style:font-name="Liberation Sans4" style:font-name-complex="Liberation Sans4"/>
    </style:style>
    <style:style style:name="T110" style:family="text">
      <style:text-properties fo:color="#009933" style:font-name="Liberation Sans4" style:font-name-complex="Liberation Sans4"/>
    </style:style>
    <style:style style:name="T111" style:family="text">
      <style:text-properties style:font-name="Liberation Sans4" fo:font-size="40pt" style:font-size-asian="40pt" style:font-size-complex="40pt"/>
    </style:style>
    <style:style style:name="T112" style:family="text">
      <style:text-properties fo:color="#ff0000" style:font-name="Liberation Sans4" fo:font-size="40pt" style:font-size-asian="40pt" style:font-size-complex="40pt"/>
    </style:style>
    <style:style style:name="T113" style:family="text">
      <style:text-properties fo:color="#00cc00" style:font-name="Liberation Sans4" fo:font-size="40pt" style:font-size-asian="40pt" style:font-size-complex="40pt"/>
    </style:style>
    <style:style style:name="T114" style:family="text">
      <style:text-properties style:font-name="Liberation Sans4" fo:font-size="28pt" fo:font-style="italic" style:font-size-asian="28pt" style:font-style-asian="italic" style:font-size-complex="28pt" style:font-style-complex="italic"/>
    </style:style>
    <style:style style:name="T115" style:family="text">
      <style:text-properties style:use-window-font-color="true" style:font-name="Liberation Sans4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763cm" svg:x="1.778cm" svg:y="1.969cm" presentation:class="title" presentation:user-transformed="true">
          <draw:text-box>
            <text:p text:style-name="P1"><text:span text:style-name="T1">אלגוריתמים אמיתיים</text:span><text:span text:style-name="T1"><text:line-break/></text:span><text:span text:style-name="T1">Truthful Algorithms</text:span><text:span text:style-name="T2"><text:line-break/></text:span><text:span text:style-name="T3"><text:line-break/></text:span><text:span text:style-name="T4">אראל סגל-הלוי</text:span><text:span text:style-name="T4"><text:line-break/></text:span><text:span text:style-name="T5"><text:line-break/></text:span><text:span text:style-name="T5">מקורות:</text:span><text:span text:style-name="T5"><text:line-break/></text:span><text:span text:style-name="T5">הקורס של טים, הרצאה </text:span><text:span text:style-name="T5">3</text:span><text:span text:style-name="T5"> והלאה</text:span><text:span text:style-name="T5">:</text:span><text:span text:style-name="T5"><text:line-break/></text:span><text:span text:style-name="T5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4.553cm" svg:x="0.578cm" svg:y="2.973cm" presentation:class="outline" presentation:user-transformed="true">
          <draw:text-box>
            <text:list text:style-name="L2">
              <text:list-header>
                <text:p xml:id="id1" text:id="id1" text:style-name="P4"><text:span text:style-name="T6">נתונה רשת. לכל קשת יש עלות-מעבר. צריך להעביר חבילה בין שתי נקודות ברשת </text:span><text:span text:style-name="T7">(א -&gt; ד)</text:span><text:span text:style-name="T6">, במסלול הזול ביותר.</text:span></text:p>
              </text:list-header>
            </text:list>
          </draw:text-box>
        </draw:frame>
        <draw:frame presentation:style-name="pr4" draw:text-style-name="P7" draw:layer="layout" svg:width="28cm" svg:height="3.591cm" svg:x="0cm" svg:y="-0.035cm" presentation:class="title" presentation:user-transformed="true">
          <draw:text-box>
            <text:p text:style-name="P6"><text:span text:style-name="T8">מציאת מסלול זול ביותר</text:span></text:p>
          </draw:text-box>
        </draw:frame>
        <draw:custom-shape draw:style-name="gr2" draw:text-style-name="P9" xml:id="id2" draw:id="id2" draw:layer="layout" svg:width="2.49cm" svg:height="2.573cm" svg:x="8.691cm" svg:y="7.874cm">
          <text:p text:style-name="P8"><text:span text:style-name="T9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" draw:id="id3" draw:layer="layout" svg:width="2.49cm" svg:height="2.573cm" svg:x="16.615cm" svg:y="7.874cm">
          <text:p text:style-name="P8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0" xml:id="id4" draw:id="id4" draw:layer="layout" svg:width="5.432cm" svg:height="0cm" svg:x="11.181cm" svg:y="9.044cm" svg:viewBox="0 0 5433 0" draw:points="0,0 5433,0">
          <text:p text:style-name="P8">3</text:p>
        </draw:polyline>
        <draw:polyline draw:style-name="gr3" draw:text-style-name="P10" xml:id="id5" draw:id="id5" draw:layer="layout" svg:width="0cm" svg:height="3.742cm" svg:x="17.747cm" svg:y="10.447cm" svg:viewBox="0 0 0 3743" draw:points="0,0 0,3743">
          <text:p text:style-name="P8">4</text:p>
        </draw:polyline>
        <draw:polyline draw:style-name="gr3" draw:text-style-name="P10" xml:id="id6" draw:id="id6" draw:layer="layout" svg:width="5.432cm" svg:height="0cm" svg:x="11.181cm" svg:y="15.36cm" svg:viewBox="0 0 5433 0" draw:points="0,0 5433,0">
          <text:p text:style-name="P8">1</text:p>
        </draw:polyline>
        <draw:polyline draw:style-name="gr3" draw:text-style-name="P10" xml:id="id7" draw:id="id7" draw:layer="layout" svg:width="0cm" svg:height="3.742cm" svg:x="10.049cm" svg:y="10.447cm" svg:viewBox="0 0 0 3743" draw:points="0,0 0,3743">
          <text:p text:style-name="P8">5</text:p>
        </draw:polyline>
        <draw:polyline draw:style-name="gr3" draw:text-style-name="P10" xml:id="id8" draw:id="id8" draw:layer="layout" svg:width="7.696cm" svg:height="6.082cm" svg:x="10.955cm" svg:y="9.98cm" svg:viewBox="0 0 7697 6083" draw:points="0,0 7697,6083">
          <text:p text:style-name="P8">10</text:p>
        </draw:polyline>
        <draw:polyline draw:style-name="gr3" draw:text-style-name="P10" xml:id="id9" draw:id="id9" draw:layer="layout" svg:width="7.923cm" svg:height="6.082cm" svg:x="8.917cm" svg:y="9.98cm" svg:viewBox="0 0 7924 6083" draw:points="7924,0 0,6083">
          <text:p text:style-name="P8">1</text:p>
        </draw:polyline>
        <draw:custom-shape draw:style-name="gr2" draw:text-style-name="P9" xml:id="id10" draw:id="id10" draw:layer="layout" svg:width="2.49cm" svg:height="2.573cm" svg:x="16.615cm" svg:y="14.191cm">
          <text:p text:style-name="P8"><text:span text:style-name="T9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1" draw:id="id11" draw:layer="layout" svg:width="2.49cm" svg:height="2.573cm" svg:x="8.691cm" svg:y="14.191cm">
          <text:p text:style-name="P8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1" draw:layer="layout" svg:width="26.924cm" svg:height="3.583cm" svg:x="0.508cm" svg:y="17.272cm">
          <draw:text-box>
            <text:list text:style-name="L1">
              <text:list-item>
                <text:p text:style-name="P4"><text:span text:style-name="T10">אם עלות כל קשת ידועה לכולם – </text:span><text:span text:style-name="T11">אלגוריתם</text:span><text:span text:style-name="T10">.</text:span></text:p>
              </text:list-item>
              <text:list-item>
                <text:p text:style-name="P4"><text:span text:style-name="T10">אם עלות כל קשת ידועה רק לבעליה – </text:span><text:span text:style-name="T12">מכרז</text:span><text:span text:style-name="T1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8cm" svg:height="3.785cm" svg:x="0cm" svg:y="0.046cm" presentation:class="title" presentation:user-transformed="true">
          <draw:text-box>
            <text:p text:style-name="P6"><text:span text:style-name="T8">מכרז ויקרי-קלארק-גרובס</text:span><text:span text:style-name="T8"><text:line-break/></text:span><text:span text:style-name="T8">למסלול זול ביותר</text:span></text:p>
          </draw:text-box>
        </draw:frame>
        <draw:custom-shape draw:style-name="gr5" draw:text-style-name="P9" draw:layer="layout" svg:width="1.64cm" svg:height="1.963cm" svg:x="0.762cm" svg:y="13.536cm">
          <text:p text:style-name="P8"><text:span text:style-name="T9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64cm" svg:height="1.963cm" svg:x="5.98cm" svg:y="13.536cm">
          <text:p text:style-name="P8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0" draw:layer="layout" svg:x1="2.402cm" svg:y1="14.429cm" svg:x2="5.98cm" svg:y2="14.429cm">
          <text:p text:style-name="P8">3</text:p>
        </draw:line>
        <draw:line draw:style-name="gr3" draw:text-style-name="P10" draw:layer="layout" svg:x1="6.725cm" svg:y1="15.5cm" svg:x2="6.725cm" svg:y2="18.356cm">
          <text:p text:style-name="P8">4</text:p>
        </draw:line>
        <draw:line draw:style-name="gr3" draw:text-style-name="P10" draw:layer="layout" svg:x1="2.402cm" svg:y1="19.249cm" svg:x2="5.98cm" svg:y2="19.249cm">
          <text:p text:style-name="P8">1</text:p>
        </draw:line>
        <draw:line draw:style-name="gr3" draw:text-style-name="P10" draw:layer="layout" svg:x1="1.657cm" svg:y1="15.5cm" svg:x2="1.657cm" svg:y2="18.356cm">
          <text:p text:style-name="P8">5</text:p>
        </draw:line>
        <draw:line draw:style-name="gr3" draw:text-style-name="P10" draw:layer="layout" svg:x1="2.253cm" svg:y1="15.143cm" svg:x2="7.322cm" svg:y2="19.785cm">
          <text:p text:style-name="P8">10</text:p>
        </draw:line>
        <draw:line draw:style-name="gr3" draw:text-style-name="P10" draw:layer="layout" svg:x1="6.129cm" svg:y1="15.143cm" svg:x2="0.911cm" svg:y2="19.785cm">
          <text:p text:style-name="P8">1</text:p>
        </draw:line>
        <draw:custom-shape draw:style-name="gr5" draw:text-style-name="P9" draw:layer="layout" svg:width="1.64cm" svg:height="1.963cm" svg:x="5.98cm" svg:y="18.357cm">
          <text:p text:style-name="P8"><text:span text:style-name="T9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64cm" svg:height="1.963cm" svg:x="0.762cm" svg:y="18.357cm">
          <text:p text:style-name="P8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6.162cm" svg:height="11.129cm" svg:x="0.508cm" svg:y="3.887cm">
          <draw:text-box>
            <text:p xml:id="id14" text:id="id14" text:style-name="P4"><text:span text:style-name="T13">צריך לפתור </text:span><text:span text:style-name="T13">1+6</text:span><text:span text:style-name="T13"> בעיות מסלול-זול-ביותר.</text:span></text:p>
            <text:list text:style-name="L1">
              <text:list-item>
                <text:p xml:id="id15" text:id="id15" text:style-name="P4"><text:span text:style-name="T12">כשכולם נמצאים: המסלול אבגד, הסכום </text:span><text:span text:style-name="T12">5</text:span><text:span text:style-name="T12">-.</text:span></text:p>
              </text:list-item>
              <text:list-item>
                <text:p xml:id="id16" text:id="id16" text:style-name="P4"><text:span text:style-name="T12">בלי </text:span><text:span text:style-name="T14">אב</text:span><text:span text:style-name="T12">: המסלול אגד, הסכום </text:span><text:span text:style-name="T12">6</text:span><text:span text:style-name="T12">-. </text:span><text:span text:style-name="T14">תשלום </text:span><text:span text:style-name="T14">4</text:span><text:span text:style-name="T14">-</text:span><text:span text:style-name="T12">.</text:span></text:p>
              </text:list-item>
              <text:list-item>
                <text:p xml:id="id17" text:id="id17" text:style-name="P4"><text:span text:style-name="T12">בלי </text:span><text:span text:style-name="T14">בג</text:span><text:span text:style-name="T12">: המסלול אגד, הסכום </text:span><text:span text:style-name="T12">6</text:span><text:span text:style-name="T12">-. </text:span><text:span text:style-name="T14">תשלום </text:span><text:span text:style-name="T14">2</text:span><text:span text:style-name="T14">-</text:span><text:span text:style-name="T12">.</text:span></text:p>
              </text:list-item>
              <text:list-item>
                <text:p xml:id="id18" text:id="id18" text:style-name="P4"><text:span text:style-name="T12">בלי </text:span><text:span text:style-name="T14">גד</text:span><text:span text:style-name="T12">: המסלול אבד, הסכום </text:span><text:span text:style-name="T12">7</text:span><text:span text:style-name="T12">-. </text:span><text:span text:style-name="T14">תשלום </text:span><text:span text:style-name="T14">3</text:span><text:span text:style-name="T14">-</text:span><text:span text:style-name="T12">.</text:span></text:p>
              </text:list-item>
              <text:list-item>
                <text:p xml:id="id19" text:id="id19" text:style-name="P4"><text:span text:style-name="T12">בלי </text:span><text:span text:style-name="T14">אג/אד/בד</text:span><text:span text:style-name="T12">: אין שינוי, הסכום </text:span><text:span text:style-name="T12">5</text:span><text:span text:style-name="T12">-. </text:span><text:span text:style-name="T14">תשלום </text:span><text:span text:style-name="T14">0</text:span><text:span text:style-name="T12">.</text:span></text:p>
              </text:list-item>
              <text:list-item>
                <text:p xml:id="id20" text:id="id20" text:style-name="P4"><text:span text:style-name="T12">תשלום כולל </text:span><text:span text:style-name="T14">9</text:span><text:span text:style-name="T14">-</text:span><text:span text:style-name="T1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6.6cm" svg:height="17.601cm" svg:x="0.578cm" svg:y="2.973cm" presentation:class="outline" presentation:user-transformed="true">
          <draw:text-box>
            <text:p xml:id="id21" text:id="id21" text:style-name="P4"><text:span text:style-name="T15">מכניסים אתכם לחדר מלא חפצים, נותנים לכם תרמיל שיכול להכיל עד </text:span><text:span text:style-name="T15">100</text:span><text:span text:style-name="T15"> ק”ג, ואומרים לכם “כל מה שתצליחו להכניס לתרמיל – שלכם”.</text:span></text:p>
            <text:p xml:id="id22" text:id="id22" text:style-name="P4"><text:span text:style-name="T15">לכל חפץ יש </text:span><text:span text:style-name="T16">משקל אחר</text:span><text:span text:style-name="T15"> ו</text:span><text:span text:style-name="T16">ערך אחר</text:span><text:span text:style-name="T15">.</text:span></text:p>
            <text:p xml:id="id23" text:id="id23" text:style-name="P4"><text:span text:style-name="T15">איך תבחרו חפצים שסכום-ערכיהם גדול ביותר?</text:span></text:p>
            <text:list text:style-name="L2">
              <text:list-item>
                <text:p xml:id="id24" text:id="id24" text:style-name="P4"><text:span text:style-name="T15">הערך של כל חפץ ידוע לכולם – </text:span><text:span text:style-name="T17">אלגוריתם</text:span><text:span text:style-name="T15">.</text:span></text:p>
              </text:list-item>
              <text:list-item>
                <text:p xml:id="id25" text:id="id25" text:style-name="P4"><text:span text:style-name="T15">הערך של כל חפץ ידוע רק לחפץ – </text:span><text:span text:style-name="T18">מכרז</text:span><text:span text:style-name="T15">. </text:span><text:span text:style-name="T19">(דוגמה: יש </text:span><text:span text:style-name="T19">100</text:span><text:span text:style-name="T19"> שניות המיועדות לפרסומות. לכל מפרסם יש פרסומת עם </text:span><text:span text:style-name="T20">אורך אחר</text:span><text:span text:style-name="T19"> ו</text:span><text:span text:style-name="T20">ערך אחר</text:span><text:span text:style-name="T19">. איך לבחור איזה פרסומות לשים?)</text:span></text:p>
              </text:list-item>
            </text:list>
          </draw:text-box>
        </draw:frame>
        <draw:frame presentation:style-name="pr7" draw:text-style-name="P7" draw:layer="layout" svg:width="28cm" svg:height="3.008cm" svg:x="0cm" svg:y="-0.035cm" presentation:class="title" presentation:user-transformed="true">
          <draw:text-box>
            <text:p text:style-name="P6"><text:span text:style-name="T8">בעיית התרמיל (</text:span><text:span text:style-name="T8">knapsack</text:span><text:span text:style-name="T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8cm" svg:height="3.785cm" svg:x="0cm" svg:y="-0.021cm" presentation:class="title" presentation:user-transformed="true">
          <draw:text-box>
            <text:p text:style-name="P6"><text:span text:style-name="T8">מכרז ויקרי-קלארק-גרובס</text:span><text:span text:style-name="T8"><text:line-break/></text:span><text:span text:style-name="T8">למילוי תרמיל</text:span></text:p>
          </draw:text-box>
        </draw:frame>
        <draw:frame draw:style-name="gr7" draw:text-style-name="P11" draw:layer="layout" svg:width="27.492cm" svg:height="16.051cm" svg:x="0.508cm" svg:y="3.743cm">
          <draw:text-box>
            <text:p xml:id="id26" text:id="id26" text:style-name="P14"><text:span text:style-name="T13">כשיש </text:span><text:span text:style-name="T13">m</text:span><text:span text:style-name="T13"> חפצים, צריך לפתור </text:span><text:span text:style-name="T13">1</text:span><text:span text:style-name="T13">+</text:span><text:span text:style-name="T13">m</text:span><text:span text:style-name="T13"> בעיות-תרמיל.</text:span></text:p>
            <text:list text:style-name="L1">
              <text:list-item>
                <text:p xml:id="id27" text:id="id27" text:style-name="P1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xml:id="id28" text:id="id28" text:style-name="P14"><text:span text:style-name="T13">פתרון אפשרי: </text:span><text:span text:style-name="T23">אלגוריתמי-קירוב</text:span><text:span text:style-name="T13">.</text:span></text:p>
              </text:list-item>
            </text:list>
            <text:p text:style-name="P14"><text:span text:style-name="T13"/></text:p>
            <text:p xml:id="id29" text:id="id29" text:style-name="P14"><text:span text:style-name="T24">אלגוריתם חמדני א</text:span><text:span text:style-name="T11">:</text:span></text:p>
            <text:list text:continue-numbering="true" text:style-name="L1">
              <text:list-item>
                <text:p xml:id="id30" text:id="id30" text:style-name="P14"><text:span text:style-name="T11">סדר את החפצים בסדר יורד של הערך.</text:span></text:p>
              </text:list-item>
              <text:list-item>
                <text:p xml:id="id31" text:id="id31" text:style-name="P14"><text:span text:style-name="T11">בחר חפצים לפי הסדר עד שהתרמיל מתמלא.</text:span></text:p>
              </text:list-item>
            </text:list>
            <text:p xml:id="id32" text:id="id32" text:style-name="P14"><text:span text:style-name="T25">דוגמה נגדית (גודל התרמיל = </text:span><text:span text:style-name="T25">100</text:span><text:span text:style-name="T25">)</text:span><text:span text:style-name="T22">: </text:span></text:p>
            <text:p xml:id="id33" text:id="id33" text:style-name="P15"><text:span text:style-name="T21">$100/100k</text:span><text:span text:style-name="T22">, $20/2k, $20/2k, $20/2k … </text:span></text:p>
            <text:p xml:id="id34" text:id="id34" text:style-name="P14"><text:span text:style-name="T22">הראשון יזכה וישלם </text:span><text:span text:style-name="T22">$1000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8cm" svg:height="3.785cm" svg:x="0cm" svg:y="-0.021cm" presentation:class="title" presentation:user-transformed="true">
          <draw:text-box>
            <text:p text:style-name="P6"><text:span text:style-name="T8">מכרז ויקרי-קלארק-גרובס</text:span><text:span text:style-name="T8"><text:line-break/></text:span><text:span text:style-name="T8">למילוי תרמיל</text:span></text:p>
          </draw:text-box>
        </draw:frame>
        <draw:frame draw:style-name="gr7" draw:text-style-name="P11" draw:layer="layout" svg:width="27.492cm" svg:height="16.051cm" svg:x="0.508cm" svg:y="3.743cm">
          <draw:text-box>
            <text:p text:style-name="P14"><text:span text:style-name="T13">כשיש </text:span><text:span text:style-name="T13">m</text:span><text:span text:style-name="T13"> חפצים, צריך לפתור </text:span><text:span text:style-name="T13">1</text:span><text:span text:style-name="T13">+</text:span><text:span text:style-name="T13">m</text:span><text:span text:style-name="T13"> בעיות-תרמיל.</text:span></text:p>
            <text:list text:style-name="L1">
              <text:list-item>
                <text:p text:style-name="P1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text:style-name="P14"><text:span text:style-name="T13">פתרון אפשרי: </text:span><text:span text:style-name="T23">אלגוריתמי-קירוב</text:span><text:span text:style-name="T13">.</text:span></text:p>
              </text:list-item>
            </text:list>
            <text:p text:style-name="P14"><text:span text:style-name="T13"/></text:p>
            <text:p text:style-name="P14"><text:span text:style-name="T26">אלגוריתם חמדני ב</text:span><text:span text:style-name="T27">:</text:span></text:p>
            <text:list text:continue-numbering="true" text:style-name="L1">
              <text:list-item>
                <text:p text:style-name="P14"><text:span text:style-name="T27">סדר את החפצים בסדר יורד של </text:span><text:span text:style-name="T26">ערך/משקל</text:span><text:span text:style-name="T27">.</text:span></text:p>
              </text:list-item>
              <text:list-item>
                <text:p text:style-name="P14"><text:span text:style-name="T27">בחר חפצים לפי הסדר עד שהתרמיל מתמלא.</text:span></text:p>
              </text:list-item>
            </text:list>
            <text:p text:style-name="P14"><text:span text:style-name="T25">דוגמה נגדית</text:span><text:span text:style-name="T22">: </text:span></text:p>
            <text:p text:style-name="P15"><text:span text:style-name="T21">$20/2k</text:span><text:span text:style-name="T22">, $100/100k.</text:span></text:p>
            <text:p text:style-name="P14"><text:span text:style-name="T22">הראשון יזכה וישלם </text:span><text:span text:style-name="T22">$100</text:span><text:span text:style-name="T22"> – יותר מהערך שלו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8cm" svg:height="3.785cm" svg:x="0cm" svg:y="-0.021cm" presentation:class="title" presentation:user-transformed="true">
          <draw:text-box>
            <text:p text:style-name="P6"><text:span text:style-name="T8">מכרז ויקרי-קלארק-גרובס</text:span><text:span text:style-name="T8"><text:line-break/></text:span><text:span text:style-name="T8">למילוי תרמיל</text:span></text:p>
          </draw:text-box>
        </draw:frame>
        <draw:frame draw:style-name="gr8" draw:text-style-name="P11" draw:layer="layout" svg:width="27.492cm" svg:height="17.693cm" svg:x="0.508cm" svg:y="3.743cm">
          <draw:text-box>
            <text:p xml:id="id35" text:id="id35" text:style-name="P14"><text:span text:style-name="T28">אלגוריתם א+ב</text:span><text:span text:style-name="T29">: הפעל את שני האלגוריתמים החמדניים. בחר את התוצאה עם הסכום הגבוה.</text:span></text:p>
            <text:p xml:id="id36" text:id="id36" text:style-name="P14"><text:span text:style-name="T26">משפט</text:span><text:span text:style-name="T27">: אלגוריתם א+ב נותן קירוב </text:span><text:span text:style-name="T27">1/2</text:span><text:span text:style-name="T27">.</text:span></text:p>
            <text:p xml:id="id37" text:id="id37" text:style-name="P14"><text:span text:style-name="T23">הוכחה</text:span><text:span text:style-name="T13">: נניח שאלגוריתם ב נתקע אחרי </text:span><text:span text:style-name="T13">k</text:span><text:span text:style-name="T13"> חפצים.</text:span><text:span text:style-name="T13"><text:line-break/></text:span><text:span text:style-name="T13">עם החפץ ה-</text:span><text:span text:style-name="T13">k+1</text:span><text:span text:style-name="T13"> – הסכום הוא מקסימלי++.</text:span></text:p>
            <text:p xml:id="id38" text:id="id38" text:style-name="P14"><text:span text:style-name="T13">הסכום של אלגוריתם א הוא לפחות החפץ ה-</text:span><text:span text:style-name="T13">k+1</text:span><text:span text:style-name="T13">.</text:span></text:p>
            <text:p xml:id="id39" text:id="id39" text:style-name="P14"><text:span text:style-name="T13"><text:s text:c="2"/>--&gt; <text:s/>הסכום של אלגוריתמים א+ב <text:s/></text:span><text:span text:style-name="T30">מקסימלי++.</text:span></text:p>
            <text:p xml:id="id40" text:id="id40" text:style-name="P14"><text:span text:style-name="T30"><text:s text:c="2"/>--&gt; <text:s/>הסכום של א </text:span><text:span text:style-name="T31">או</text:span><text:span text:style-name="T30"> ב הוא מקסימלי++ \ </text:span><text:span text:style-name="T30">2</text:span><text:span text:style-name="T30">. <text:s text:c="2"/></text:span></text:p>
            <text:p xml:id="id41" text:id="id41" text:style-name="P14"><text:span text:style-name="T25">כאלגוריתם – טוב, כמכרז – לא מוצלח. <text:s/>דוגמה</text:span><text:span text:style-name="T22">: </text:span></text:p>
            <text:p xml:id="id42" text:id="id42" text:style-name="P15"><text:span text:style-name="T21">$54/52k</text:span><text:span text:style-name="T22">, $52/51k, $49/49k.</text:span></text:p>
            <text:p xml:id="id43" text:id="id43" text:style-name="P14"><text:span text:style-name="T22">הראשון יזכה וישלם </text:span><text:span text:style-name="T22">$101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cm" svg:height="3.874cm" svg:x="0cm" svg:y="-0.066cm" presentation:class="title" presentation:user-transformed="true">
          <draw:text-box>
            <text:p text:style-name="P6"><text:span text:style-name="T32">מכרז מיירסון (</text:span><text:span text:style-name="T32">Myerson</text:span><text:span text:style-name="T32">)</text:span></text:p>
          </draw:text-box>
        </draw:frame>
        <draw:frame draw:style-name="gr9" draw:text-style-name="P17" draw:layer="layout" svg:width="27.686cm" svg:height="17.315cm" svg:x="0cm" svg:y="2.794cm">
          <draw:text-box>
            <text:p text:style-name="P4"><text:span text:style-name="T33">נתונים</text:span><text:span text:style-name="T13">:</text:span></text:p>
            <text:list text:style-name="L1">
              <text:list-item>
                <text:p text:style-name="P4"><text:span text:style-name="T13">כלל-בחירה הקובע לכל שחקן אם נבחר או לא:</text:span></text:p>
                <text:list>
                  <text:list-item>
                    <text:list>
                      <text:list-item>
                        <text:p text:style-name="P4"><text:span text:style-name="T34">"בחר את השלושה עם הערכים הגבוהים"</text:span><text:span text:style-name="T34"><text:tab/></text:span></text:p>
                      </text:list-item>
                      <text:list-item>
                        <text:p text:style-name="P4"><text:span text:style-name="T34">"בחר את המסלול הזול ביותר"</text:span></text:p>
                      </text:list-item>
                      <text:list-item>
                        <text:p text:style-name="P4"><text:span text:style-name="T34">"בחר בעזרת אלגוריתם חמדני א"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3">לכל משתתף יש </text:span><text:span text:style-name="T35">ערך ל”היבחרות”.</text:span></text:p>
              </text:list-item>
            </text:list>
            <text:p text:style-name="P4"><text:span text:style-name="T35"/></text:p>
            <text:p text:style-name="P4"><text:span text:style-name="T36">דרוש</text:span><text:span text:style-name="T37">: כלל-תשלום</text:span><text:span text:style-name="T38">,</text:span><text:span text:style-name="T38"><text:line-break/></text:span><text:span text:style-name="T38"> <text:s text:c="9"/>שאיתו המכרז יהיה אמיתי.</text:span></text:p>
            <text:p text:style-name="P4"><text:span text:style-name="T37"/></text:p>
            <text:p text:style-name="P4"><text:span text:style-name="T39">האם לכל כלל-בחירה קיים</text:span><text:span text:style-name="T39"><text:line-break/></text:span><text:span text:style-name="T39"> <text:s text:c="9"/>כלל-תשלום אמיתי?</text:span></text:p>
          </draw:text-box>
        </draw:frame>
        <draw:custom-shape draw:style-name="gr10" draw:text-style-name="P19" draw:layer="layout" svg:width="9.652cm" svg:height="11.547cm" svg:x="0cm" svg:y="9.281cm">
          <text:p text:style-name="P18"><text:span text:style-name="T40"><text:s text:c="8"/>כלל-בחירה-</text:span><text:span text:style-name="T40"><text:line-break/></text:span><text:span text:style-name="T40">נתון</text:span></text:p>
          <text:p text:style-name="P18"><text:span text:style-name="T41"/></text:p>
          <text:p text:style-name="P18"><text:span text:style-name="T42"><text:s text:c="5"/>כלל-תשלום-</text:span></text:p>
          <text:p text:style-name="P18"><text:span text:style-name="T42"><text:s/>צריך למצו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7.366cm" svg:y1="15.494cm" svg:x2="0cm" svg:y2="15.24cm">
          <text:p/>
        </draw:line>
        <draw:frame draw:style-name="gr12" draw:text-style-name="P20" draw:layer="layout" svg:width="1.27cm" svg:height="6.823cm" svg:x="7.874cm" svg:y="11.684cm">
          <draw:text-box>
            <text:p><text:span text:style-name="T43">מכרז</text:span></text:p>
          </draw:text-box>
        </draw:frame>
        <draw:line draw:style-name="gr11" draw:text-style-name="P10" draw:layer="layout" svg:x1="7.366cm" svg:y1="9.906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cm" svg:height="3.874cm" svg:x="0cm" svg:y="-0.066cm" presentation:class="title" presentation:user-transformed="true">
          <draw:text-box>
            <text:p text:style-name="P6"><text:span text:style-name="T32">כלל-בחירה מונוטוני</text:span></text:p>
          </draw:text-box>
        </draw:frame>
        <draw:frame draw:style-name="gr13" draw:text-style-name="P11" draw:layer="layout" svg:width="27.432cm" svg:height="17.323cm" svg:x="0.295cm" svg:y="3.564cm">
          <draw:text-box>
            <text:p xml:id="id44" text:id="id44" text:style-name="P4"><text:span text:style-name="T44">הגדרה</text:span><text:span text:style-name="T13">: כלל-בחירה נקרא </text:span><text:span text:style-name="T45">מונוטוני </text:span><text:span text:style-name="T13">אם, עבור כל שחקן </text:span><text:span text:style-name="T46">i</text:span><text:span text:style-name="T47">, הכלל הוא פונקציה מונוטונית</text:span><text:span text:style-name="T13">-עולה של</text:span><text:span text:style-name="T48"> </text:span><text:span text:style-name="T49">v</text:span><text:span text:style-name="T50">i</text:span><text:span text:style-name="T47">.</text:span></text:p>
            <text:list text:style-name="L1">
              <text:list-item>
                <text:p xml:id="id45" text:id="id45" text:style-name="P4"><text:span text:style-name="T51">כלל-בחירה </text:span><text:span text:style-name="T52">בינארי</text:span><text:span text:style-name="T53"> הוא</text:span><text:span text:style-name="T51"> מונוטוני אם </text:span><text:span text:style-name="T54">עבור כל שחקן </text:span><text:span text:style-name="T46">i</text:span><text:span text:style-name="T55">, אם הוא נבחר </text:span><text:span text:style-name="T47">כשהערך שלו </text:span><text:span text:style-name="T56">x</text:span><text:span text:style-name="T47">, אז הוא נבחר גם כשהערך שלו הוא כל מספר הגדול מ</text:span><text:span text:style-name="T13">-</text:span><text:span text:style-name="T23">x</text:span><text:span text:style-name="T13">.</text:span></text:p>
              </text:list-item>
            </text:list>
            <text:p xml:id="id46" text:id="id46" text:style-name="P4"><text:span text:style-name="T57">דוגמאות לכללים מונוטוניים:</text:span></text:p>
            <text:list text:continue-numbering="true" text:style-name="L1">
              <text:list-item>
                <text:p xml:id="id47" text:id="id47" text:style-name="P4"><text:span text:style-name="T57">בחר את </text:span><text:span text:style-name="T57">3</text:span><text:span text:style-name="T57"> הערכים הגדולים ביותר.</text:span></text:p>
              </text:list-item>
              <text:list-item>
                <text:p xml:id="id48" text:id="id48" text:style-name="P4"><text:span text:style-name="T57">בחר את הערך הגדול ביותר, בתנאי שהוא מעל </text:span><text:span text:style-name="T57">10</text:span><text:span text:style-name="T57">.</text:span></text:p>
              </text:list-item>
              <text:list-item>
                <text:p xml:id="id49" text:id="id49" text:style-name="P4"><text:span text:style-name="T57">בחר בעזרת אלגוריתם חמדני א / ב / א+ב.</text:span></text:p>
              </text:list-item>
            </text:list>
            <text:p xml:id="id50" text:id="id50" text:style-name="P4"><text:span text:style-name="T58">דוגמאות לכללים לא מונוטוניים:</text:span></text:p>
            <text:list text:continue-numbering="true" text:style-name="L1">
              <text:list-item>
                <text:p xml:id="id51" text:id="id51" text:style-name="P4"><text:span text:style-name="T58">בחר את הערך השני מלמעלה.</text:span></text:p>
              </text:list-item>
              <text:list-item>
                <text:p xml:id="id52" text:id="id52" text:style-name="P4"><text:span text:style-name="T58">בחר את הערך הגדול ביותר, אם הוא מתחת ל-</text:span><text:span text:style-name="T58">7</text:span><text:span text:style-name="T5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cm" svg:height="3.874cm" svg:x="0cm" svg:y="-0.066cm" presentation:class="title" presentation:user-transformed="true">
          <draw:text-box>
            <text:p text:style-name="P6"><text:span text:style-name="T32">משפט מיירסון</text:span></text:p>
          </draw:text-box>
        </draw:frame>
        <draw:frame draw:style-name="gr14" draw:text-style-name="P11" draw:layer="layout" svg:width="27.432cm" svg:height="14.471cm" svg:x="0.295cm" svg:y="3.564cm">
          <draw:text-box>
            <text:p text:style-name="P4"><text:span text:style-name="T33">משפט מיירסון</text:span><text:span text:style-name="T35">: <text:s/></text:span><text:span text:style-name="T51">מונוטוניות היא תנאי הכרחי ומספיק לאמיתיות. <text:s text:c="3"/>כלומר:</text:span></text:p>
            <text:p text:style-name="P4"><text:span text:style-name="T58">(א) לכל כלל-בחירה לא-מונוטוני -</text:span><text:span text:style-name="T58"><text:line-break/></text:span><text:span text:style-name="T58"> <text:s text:c="37"/>אין כלל-תשלום אמיתי.</text:span></text:p>
            <text:p text:style-name="P4"><text:span text:style-name="T57">(ב) לכל כלל-בחירה מונוטוני -</text:span><text:span text:style-name="T57"><text:line-break/></text:span><text:span text:style-name="T57"> <text:s text:c="19"/>קיים כלל-תשלום אמיתי, והוא יחיד.</text:span></text:p>
            <text:p text:style-name="P4"><text:span text:style-name="T58"/></text:p>
            <text:p text:style-name="P4"><text:span text:style-name="T35">בשקפים הבאים: </text:span></text:p>
            <text:list text:style-name="L1">
              <text:list-item>
                <text:p text:style-name="P4"><text:span text:style-name="T35">נוכיח את משפט מיירסון.</text:span></text:p>
              </text:list-item>
              <text:list-item>
                <text:p text:style-name="P4"><text:span text:style-name="T35">נגדיר במדוייק את כלל-התשלומי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8">הוכחת משפט מיירסון</text:span></text:p>
          </draw:text-box>
        </draw:frame>
        <draw:frame draw:style-name="gr15" draw:text-style-name="P17" draw:layer="layout" svg:width="27.432cm" svg:height="16.756cm" svg:x="0.295cm" svg:y="3.564cm">
          <draw:text-box>
            <text:p text:style-name="P4"><text:span text:style-name="T35">סימונים: </text:span></text:p>
            <text:list text:style-name="L1">
              <text:list-item>
                <text:p text:style-name="P4"><text:span text:style-name="T59">כלל-הבחירה – </text:span><text:span text:style-name="T60">c</text:span><text:span text:style-name="T60"> - </text:span><text:span text:style-name="T59">פונקציה המקבלת כקלט את הערכים של כל המשתתפים, ומחזירה וקטור בינארי (</text:span><text:span text:style-name="T61">1</text:span><text:span text:style-name="T61"> = “ברכותיי, נבחרת!”). <text:s text:c="3"/></text:span><text:span text:style-name="T60">c</text:span><text:span text:style-name="T61"> נתון וקבוע.</text:span></text:p>
              </text:list-item>
              <text:list-item>
                <text:p text:style-name="P4"><text:span text:style-name="T62">כלל התשלום – </text:span><text:span text:style-name="T63">p</text:span><text:span text:style-name="T62"> - פונקציה המקבלת כקלט את הערכים של כל המשתתפים, ומחזירה וקטור מספרי של תשלומים. </text:span><text:span text:style-name="T64"><text:s text:c="6"/>את </text:span><text:span text:style-name="T63">p</text:span><text:span text:style-name="T64"> אנחנו מחפשים.</text:span></text:p>
              </text:list-item>
            </text:list>
            <text:p text:style-name="P4"><text:span text:style-name="T6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8">הוכחת משפט מיירסון - המשך</text:span></text:p>
          </draw:text-box>
        </draw:frame>
        <draw:frame draw:style-name="gr16" draw:text-style-name="P17" draw:layer="layout" svg:width="28cm" svg:height="17.577cm" svg:x="0cm" svg:y="3.564cm">
          <draw:text-box>
            <text:p text:style-name="P4"><text:span text:style-name="T66">התועלת של משתתף עם ערך </text:span><text:span text:style-name="T67">v</text:span><text:span text:style-name="T66"> שאומר </text:span><text:span text:style-name="T67">x</text:span><text:span text:style-name="T66"> היא:</text:span></text:p>
            <text:p text:style-name="P21"><text:span text:style-name="T68">v*c(x) – p(x)</text:span></text:p>
            <text:p text:style-name="P4"><text:span text:style-name="T69">במכרז אמיתי, חייב להתקיים:</text:span></text:p>
            <text:p text:style-name="P21"><text:span text:style-name="T68">v*c(v) – p(v) <text:s/></text:span><text:span text:style-name="T70">≥</text:span><text:span text:style-name="T68"> <text:s/>v*c(x) - p(x)</text:span></text:p>
            <text:p text:style-name="P4"><text:span text:style-name="T62">התועלת של משתתף עם ערך </text:span><text:span text:style-name="T64">x</text:span><text:span text:style-name="T62"> שאומר </text:span><text:span text:style-name="T64">v</text:span><text:span text:style-name="T62"> היא:</text:span></text:p>
            <text:p text:style-name="P21"><text:span text:style-name="T63">x*c(v) – p(v)</text:span></text:p>
            <text:p text:style-name="P4"><text:span text:style-name="T64">במכרז אמיתי חייב להתקיים:</text:span></text:p>
            <text:p text:style-name="P21"><text:span text:style-name="T63">x*c(x) – p(x) ≥ x*c(v) – p(v)</text:span></text:p>
            <text:p text:style-name="P4"><text:span text:style-name="T71">מחברים את המשוואות ומקבלים:</text:span></text:p>
            <text:p text:style-name="P21"><text:span text:style-name="T72">v*[c(v)–c(x)] <text:s text:c="2"/>≥ <text:s text:c="2"/>p(v)-p(x) <text:s text:c="2"/>≥ <text:s/>x*[c(v) – c(x)]</text:span></text:p>
          </draw:text-box>
        </draw:frame>
        <draw:line draw:style-name="gr17" draw:text-style-name="P22" draw:layer="layout" svg:x1="6.858cm" svg:y1="19.304cm" svg:x2="1.016cm" svg:y2="19.304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8">הוכחת משפט מיירסון - המשך</text:span></text:p>
          </draw:text-box>
        </draw:frame>
        <draw:frame draw:style-name="gr18" draw:text-style-name="P25" draw:layer="layout" svg:width="28cm" svg:height="17.929cm" svg:x="0cm" svg:y="3.048cm">
          <draw:text-box>
            <text:p text:style-name="P4"><text:span text:style-name="T73">נתון</text:span><text:span text:style-name="T71">: כלל-בחירה </text:span><text:span text:style-name="T71">c</text:span><text:span text:style-name="T71">. <text:s/></text:span><text:span text:style-name="T73">דרוש</text:span><text:span text:style-name="T71">: כלל-תשלום אמיתי </text:span><text:span text:style-name="T71">p</text:span><text:span text:style-name="T71">: </text:span></text:p>
            <text:p text:style-name="P18"><text:span text:style-name="T74">v[c(v)–c(x)] <text:s text:c="2"/>≥ <text:s text:c="2"/>p(v)-p(x) <text:s text:c="2"/>≥ <text:s/>x[c(v) – c(x)]</text:span></text:p>
            <text:p text:style-name="P4"><text:span text:style-name="T73"/></text:p>
            <text:p text:style-name="P4"><text:span text:style-name="T75">מצב </text:span><text:span text:style-name="T65">א</text:span><text:span text:style-name="T76">: </text:span><text:span text:style-name="T46">c(v)=c(x)</text:span><text:span text:style-name="T77">:</text:span></text:p>
            <text:p text:style-name="P21"><text:span text:style-name="T78">0 <text:s/>≥ <text:s text:c="2"/>p(v)-p(x) <text:s text:c="2"/>≥ <text:s/>0</text:span></text:p>
            <text:p text:style-name="P4"><text:span text:style-name="T76">מכאן: </text:span><text:span text:style-name="T46">p(v)=p(x)</text:span><text:span text:style-name="T77"> - התשלום על בחירה לא תלוי בערך.</text:span></text:p>
            <text:p text:style-name="P4"><text:span text:style-name="T77"/></text:p>
            <text:p text:style-name="P23"><text:span text:style-name="T56">מצב ב</text:span><text:span text:style-name="T76">: </text:span><text:span text:style-name="T46">c(v)&gt;c(x)</text:span><text:span text:style-name="T77">, כלומר</text:span><text:span text:style-name="T76"> </text:span><text:span text:style-name="T46">c(v)=1</text:span><text:span text:style-name="T77"> וגם</text:span><text:span text:style-name="T76"> </text:span><text:span text:style-name="T46">c(x)=0</text:span><text:span text:style-name="T77">:</text:span></text:p>
            <text:p text:style-name="P24"><text:span text:style-name="T74">v <text:s/>≥ <text:s text:c="2"/>p(v)-p(x) <text:s text:c="2"/>≥ <text:s/>x</text:span></text:p>
            <text:p text:style-name="P23"><text:span text:style-name="T77">מכאן: </text:span><text:span text:style-name="T46">v&gt;x</text:span><text:span text:style-name="T77"> –</text:span><text:span text:style-name="T76"> הפונקציה </text:span><text:span text:style-name="T77">c</text:span><text:span text:style-name="T77"> חייבת להיות </text:span><text:span text:style-name="T56">מונוטונית</text:span><text:span text:style-name="T76">.</text:span></text:p>
            <text:p text:style-name="P23"><text:span text:style-name="T79">נשים את </text:span><text:span text:style-name="T79">x</text:span><text:span text:style-name="T79"> קצת מתחת ל"סף" ואת </text:span><text:span text:style-name="T79">v</text:span><text:span text:style-name="T79"> קצת מעל ל"סף", ונקבל: </text:span><text:span text:style-name="T80">p(v)-p(x)</text:span><text:span text:style-name="T62"> חייב להיות שווה לערך הסף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8">משפט מיירסון – ערך הסף</text:span></text:p>
          </draw:text-box>
        </draw:frame>
        <draw:frame draw:style-name="gr18" draw:text-style-name="P25" draw:layer="layout" svg:width="28cm" svg:height="17.929cm" svg:x="0cm" svg:y="3.048cm">
          <draw:text-box>
            <text:p xml:id="id53" text:id="id53" text:style-name="P4"><text:span text:style-name="T81">ערך הסף </text:span><text:span text:style-name="T82">= הערך שבו הפונקציה </text:span><text:span text:style-name="T82">c</text:span><text:span text:style-name="T82"> </text:span><text:span text:style-name="T82"><text:line-break/></text:span><text:span text:style-name="T82"> <text:s text:c="18"/>מתחלפת מ-</text:span><text:span text:style-name="T82">0</text:span><text:span text:style-name="T82"> ל-</text:span><text:span text:style-name="T82">1</text:span><text:span text:style-name="T82">. </text:span></text:p>
            <text:p text:style-name="P4"><text:span text:style-name="T77"/></text:p>
            <text:p xml:id="id54" text:id="id54" text:style-name="P23"><text:span text:style-name="T76">ערך-הסף יכול להיות שונה משחקן לשחקן. דוגמאות:</text:span></text:p>
            <text:list text:style-name="L1">
              <text:list-item>
                <text:p xml:id="id55" text:id="id55" text:style-name="P26"><text:span text:style-name="T77">אם הכלל הוא </text:span><text:span text:style-name="T76">"בחר את כל הערכים הגדולים מ-</text:span><text:span text:style-name="T76">10</text:span><text:span text:style-name="T77">", </text:span><text:span text:style-name="T76">אז ערך-הסף לכל השחקנים הוא </text:span><text:span text:style-name="T76">10</text:span><text:span text:style-name="T77">.</text:span></text:p>
              </text:list-item>
              <text:list-item>
                <text:p xml:id="id56" text:id="id56" text:style-name="P26"><text:span text:style-name="T77">אם הכלל הוא </text:span><text:span text:style-name="T76">"בחר את הערך הגבוה ביותר", אז ערך-הסף של הנבחר הוא המחיר השני.</text:span></text:p>
              </text:list-item>
              <text:list-item>
                <text:p xml:id="id57" text:id="id57" text:style-name="P26"><text:span text:style-name="T77">א</text:span><text:span text:style-name="T76">ם הכלל הוא "הרץ אלגוריתם חמדני ב", אז ערך-הסף של כל שחקן יהיה תלוי במשקל שלו.</text:span></text:p>
              </text:list-item>
            </text:list>
            <text:p text:style-name="P23"><text:span text:style-name="T7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8">הוכחת משפט מיירסון - סיום</text:span></text:p>
          </draw:text-box>
        </draw:frame>
        <draw:frame draw:style-name="gr19" draw:text-style-name="P17" draw:layer="layout" svg:width="28.1cm" svg:height="18.769cm" svg:x="-0.1cm" svg:y="2.519cm">
          <draw:text-box>
            <text:p xml:id="id58" text:id="id58" text:style-name="P23"><text:span text:style-name="T83">מצאנו כלל-תשלום אחד ויחיד המועמד להיות אמיתי:</text:span></text:p>
            <text:list text:style-name="L1">
              <text:list-item>
                <text:p text:style-name="P23"><text:span text:style-name="T83">לכל שחקן </text:span><text:span text:style-name="T84">i</text:span><text:span text:style-name="T83"> יש ערך-סף מסויים </text:span><text:span text:style-name="T84">t</text:span><text:span text:style-name="T85">i</text:span><text:span text:style-name="T83">. נקבע לפי </text:span><text:span text:style-name="T84">c</text:span><text:span text:style-name="T83">.</text:span></text:p>
              </text:list-item>
              <text:list-item>
                <text:p text:style-name="P23"><text:span text:style-name="T86">אם </text:span><text:span text:style-name="T87">v</text:span><text:span text:style-name="T88">i</text:span><text:span text:style-name="T87"> &gt; t</text:span><text:span text:style-name="T88">i</text:span><text:span text:style-name="T86">, אז השחקן נבחר ומשלם </text:span><text:span text:style-name="T84">t</text:span><text:span text:style-name="T85">i</text:span><text:span text:style-name="T83">.</text:span></text:p>
              </text:list-item>
              <text:list-item>
                <text:p text:style-name="P23"><text:span text:style-name="T83">אחרת, השחקן לא נבחר ולא משלם.</text:span><text:span text:style-name="T83"><text:line-break/></text:span><text:span text:style-name="T83"/></text:p>
              </text:list-item>
            </text:list>
            <text:p text:style-name="P4"><text:span text:style-name="T89">הוכחה שכלל-תשלום זה הוא אמיתי:</text:span></text:p>
            <text:list text:continue-numbering="true" text:style-name="L1">
              <text:list-item>
                <text:p text:style-name="P27"><text:span text:style-name="T54">אם נבחרת</text:span><text:span text:style-name="T90"> ותכריז מעל </text:span><text:span text:style-name="T91">t</text:span><text:span text:style-name="T92">i</text:span><text:span text:style-name="T54">, או לא נבחרת</text:span><text:span text:style-name="T93"> ותכריז מתחת ל </text:span><text:span text:style-name="T94">t</text:span><text:span text:style-name="T95">i</text:span><text:span text:style-name="T96"> - כלום לא ישתנה.</text:span><text:span text:style-name="T89"> </text:span></text:p>
              </text:list-item>
              <text:list-item>
                <text:p text:style-name="P27"><text:span text:style-name="T54">אם נבחרת</text:span><text:span text:style-name="T93">, ותכריז מתחת ל-</text:span><text:span text:style-name="T94">t</text:span><text:span text:style-name="T95">i</text:span><text:span text:style-name="T96"> - לא תיבחר, <text:s/>והתועלת שלך תהיה </text:span><text:span text:style-name="T89">0</text:span><text:span text:style-name="T96">, אבל </text:span><text:span text:style-name="T89">קודם התועלת שלך היתה חיובית </text:span><text:span text:style-name="T96">(כי</text:span><text:span text:style-name="T97"> </text:span><text:span text:style-name="T98">v</text:span><text:span text:style-name="T99">i</text:span><text:span text:style-name="T98"> &gt; t</text:span><text:span text:style-name="T100">i</text:span><text:span text:style-name="T96">).</text:span></text:p>
              </text:list-item>
              <text:list-item>
                <text:p text:style-name="P27"><text:span text:style-name="T54">אם לא נבחרת</text:span><text:span text:style-name="T93">, ותכריז מעל </text:span><text:span text:style-name="T91">t</text:span><text:span text:style-name="T92">i</text:span><text:span text:style-name="T54"> - תיבחר ותשלם</text:span><text:span text:style-name="T93"> </text:span><text:span text:style-name="T94">t</text:span><text:span text:style-name="T95">i</text:span><text:span text:style-name="T96">, והתועלת שלך תהיה שלילית</text:span><text:span text:style-name="T89"> </text:span><text:span text:style-name="T96">(כי</text:span><text:span text:style-name="T97"> </text:span><text:span text:style-name="T98">v</text:span><text:span text:style-name="T99">i</text:span><text:span text:style-name="T98"> &lt; t</text:span><text:span text:style-name="T100">i</text:span><text:span text:style-name="T96">)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8cm" svg:height="2.173cm" svg:x="0cm" svg:y="0.367cm" presentation:class="title" presentation:user-transformed="true">
          <draw:text-box>
            <text:p text:style-name="P6"><text:span text:style-name="T8">מכרז מיירסון למילוי תרמיל</text:span></text:p>
          </draw:text-box>
        </draw:frame>
        <draw:frame draw:style-name="gr20" draw:text-style-name="P11" draw:layer="layout" svg:width="26.416cm" svg:height="18.941cm" svg:x="1.27cm" svg:y="2.395cm">
          <draw:text-box>
            <text:p text:style-name="P4"><text:span text:style-name="T33">הנחה</text:span><text:span text:style-name="T35">: המשקל של כל משתתף ידוע. <text:s text:c="2"/>כל משתתף צריך להגיד רק את הערך שלו.</text:span></text:p>
            <text:p text:style-name="P4"><text:span text:style-name="T24">אלגוריתם חמדני א</text:span><text:span text:style-name="T66">:</text:span></text:p>
            <text:list text:style-name="L1">
              <text:list-item>
                <text:p text:style-name="P4"><text:span text:style-name="T11">סדר את החפצים בסדר יורד של הערך.</text:span></text:p>
              </text:list-item>
              <text:list-item>
                <text:p text:style-name="P4"><text:span text:style-name="T11">בחר חפצים לפי הסדר עד שהתרמיל מתמלא.</text:span></text:p>
              </text:list-item>
            </text:list>
            <text:p text:style-name="P28"><text:span text:style-name="T101">$100/100k</text:span><text:span text:style-name="T102">, <text:s text:c="2"/>$20/2k, <text:s text:c="2"/>$20/2k, <text:s text:c="2"/>$20/2k … </text:span></text:p>
            <text:p text:style-name="P4"><text:span text:style-name="T102">הראשון נבחר ומשלם את ערך הסף שלו - </text:span><text:span text:style-name="T102">$20</text:span><text:span text:style-name="T102">.</text:span></text:p>
            <text:p text:style-name="P4"><text:span text:style-name="T26">אלגוריתם חמדני ב</text:span><text:span text:style-name="T27">:</text:span></text:p>
            <text:list text:continue-numbering="true" text:style-name="L1">
              <text:list-item>
                <text:p text:style-name="P4"><text:span text:style-name="T27">סדר את החפצים בסדר יורד של </text:span><text:span text:style-name="T26">ערך/משקל</text:span><text:span text:style-name="T27">.</text:span></text:p>
              </text:list-item>
              <text:list-item>
                <text:p text:style-name="P4"><text:span text:style-name="T27">בחר חפצים לפי הסדר עד שהתרמיל מתמלא.</text:span></text:p>
              </text:list-item>
            </text:list>
            <text:p><text:span text:style-name="T103">$20/2k, <text:s text:c="3"/>$5/1k, <text:s text:c="2"/></text:span><text:span text:style-name="T104">$100/100k.</text:span></text:p>
            <text:p text:style-name="P4"><text:span text:style-name="T34">שני הראשונים נבחרים:</text:span><text:span text:style-name="T34"><text:line-break/></text:span><text:span text:style-name="T34"> <text:s text:c="2"/>הראשון משלם </text:span><text:span text:style-name="T34">$2</text:span><text:span text:style-name="T34">, השני משלם </text:span><text:span text:style-name="T34">$1</text:span><text:span text:style-name="T3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8cm" svg:height="2.173cm" svg:x="0cm" svg:y="0.367cm" presentation:class="title" presentation:user-transformed="true">
          <draw:text-box>
            <text:p text:style-name="P6"><text:span text:style-name="T8">מכרז מיירסון למילוי תרמיל</text:span></text:p>
          </draw:text-box>
        </draw:frame>
        <draw:frame draw:style-name="gr21" draw:text-style-name="P29" draw:layer="layout" svg:width="26.416cm" svg:height="14.834cm" svg:x="1.016cm" svg:y="2.54cm">
          <draw:text-box>
            <text:list text:style-name="L1">
              <text:list-item>
                <text:p text:style-name="P4"><text:span text:style-name="T105">אלגוריתם א+ב</text:span><text:span text:style-name="T106">: הפעל את שני האלגוריתמים החמדניים. בחר את התוצאה עם הסכום הגבוה.</text:span></text:p>
              </text:list-item>
            </text:list>
            <text:p text:style-name="P28"><text:span text:style-name="T107">$54/52k</text:span><text:span text:style-name="T108">, $52/51k, $49/49k.</text:span></text:p>
            <text:p text:style-name="P4"><text:span text:style-name="T108">הראשון זוכה ומשלם: <text:s text:c="2"/></text:span><text:span text:style-name="T108">$52</text:span><text:span text:style-name="T108"> * (</text:span><text:span text:style-name="T108">52k/51k</text:span><text:span text:style-name="T108">)</text:span></text:p>
            <text:p text:style-name="P28"><text:span text:style-name="T109">$100/100k, <text:s/>$20/2k, <text:s/>$20/2k.</text:span></text:p>
            <text:p text:style-name="P4"><text:span text:style-name="T109">הראשון זוכה ומשלם </text:span><text:span text:style-name="T109">$40</text:span><text:span text:style-name="T109">. <text:s/></text:span></text:p>
            <text:p text:style-name="P28"><text:span text:style-name="T110">$100/100k, $60/2k, <text:s/>$60/2k.</text:span></text:p>
            <text:p text:style-name="P4"><text:span text:style-name="T110">שני האחרונים זוכים ומשלמים: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8">ויקרי-קלארק-גרובס לעומת מיירסון</text:span></text:p>
          </draw:text-box>
        </draw:frame>
        <draw:frame draw:style-name="standard" draw:layer="layout" svg:width="25.652cm" svg:height="14.236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11">מיירסון</text:span></text:p>
              </table:table-cell>
              <table:table-cell>
                <text:p text:style-name="P30"><text:span text:style-name="T111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30"><text:span text:style-name="T112">אחד</text:span></text:p>
              </table:table-cell>
              <table:table-cell>
                <text:p text:style-name="P30"><text:span text:style-name="T113">הרבה</text:span></text:p>
                <text:p text:style-name="P30"><text:span text:style-name="T114">(למשל:</text:span><text:span text:style-name="T114"><text:line-break/></text:span><text:span text:style-name="T114">בחירת מסעדה)</text:span></text:p>
              </table:table-cell>
              <table:table-cell>
                <text:p text:style-name="P30"><text:span text:style-name="T111">פרמטרים לכל שחקן</text:span></text:p>
              </table:table-cell>
            </table:table-row>
            <table:table-row table:style-name="ro3">
              <table:table-cell table:style-name="ce3">
                <text:p text:style-name="P30"><text:span text:style-name="T113">כל כלל מונוטוני</text:span></text:p>
                <text:p text:style-name="P30"><text:span text:style-name="T115">(למשל:</text:span><text:span text:style-name="T115"><text:line-break/></text:span><text:span text:style-name="T115">קירוב בעיית התרמיל, מיקסום רווח)</text:span></text:p>
              </table:table-cell>
              <table:table-cell table:style-name="ce2">
                <text:p text:style-name="P31"><text:span text:style-name="T112">מיקסום סכום ערכים</text:span></text:p>
              </table:table-cell>
              <table:table-cell table:style-name="ce1">
                <text:p text:style-name="P30"><text:span text:style-name="T111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1-10T14:38:55.235513184</dc:date>
    <meta:editing-duration>P5DT10H30M51S</meta:editing-duration>
    <meta:editing-cycles>1180</meta:editing-cycles>
    <meta:generator>LibreOffice/6.2.4.2$Linux_X86_64 LibreOffice_project/20$Build-2</meta:generator>
    <dc:creator>Erel Segal-Halevi</dc:creator>
    <meta:document-statistic meta:object-count="206"/>
  </office:meta>
</office:document-meta>
</file>